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-visual" table:style-name="ta1"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ttps://github.com/cnlohr/cnixxi/blob/d3db1aef0dade1c4579eeff3b5d0570b02ada58f/firmware/nixitest1/nixitest1.c#L239</text:p>
          </table:table-cell>
          <table:table-cell/>
          <table:table-cell office:value-type="string" calcext:value-type="string">
            <text:p>algo</text:p>
          </table:table-cell>
          <table:table-cell office:value-type="string" calcext:value-type="string">
            <text:p>n&lt;&lt;s1-n&lt;&lt;s2-n&lt;&lt;s3...</text:p>
          </table:table-cell>
          <table:table-cell table:style-name="Default" table:number-columns-repeated="2"/>
          <table:table-cell table:style-name="Default" office:value-type="string" calcext:value-type="string">
            <text:p>divide by too little, then approximate iteratively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ttps://github.com/cnlohr/cnixxi/issues/10</text:p>
          </table:table-cell>
          <table:table-cell/>
          <table:table-cell office:value-type="string" calcext:value-type="string">
            <text:p>DIV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</text:p>
          </table:table-cell>
          <table:table-cell table:formula="of:=1/[.D2]" office:value-type="float" office:value="0.1" calcext:value-type="float">
            <text:p>0,1</text:p>
          </table:table-cell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it shifts</text:p>
          </table:table-cell>
          <table:table-cell office:value-type="string" calcext:value-type="string">
            <text:p>div base 2</text:p>
          </table:table-cell>
          <table:table-cell/>
          <table:table-cell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8]" office:value-type="float" office:value="1" calcext:value-type="float">
            <text:p>1</text:p>
          </table:table-cell>
          <table:table-cell table:formula="of:=1/[.B8]" office:value-type="float" office:value="1" calcext:value-type="float">
            <text:p>1</text:p>
          </table:table-cell>
          <table:table-cell table:formula="of:=IF(AND([.C9]&lt;[.$D$3];[.C8]&gt;[.$D$3]);1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9]" office:value-type="float" office:value="2" calcext:value-type="float">
            <text:p>2</text:p>
          </table:table-cell>
          <table:table-cell table:formula="of:=1/[.B9]" office:value-type="float" office:value="0.5" calcext:value-type="float">
            <text:p>0,5</text:p>
          </table:table-cell>
          <table:table-cell table:formula="of:=IF(AND([.C10]&lt;[.$D$3];[.C9]&gt;[.$D$3]);1;0)" office:value-type="float" office:value="0" calcext:value-type="float">
            <text:p>0</text:p>
          </table:table-cell>
          <table:table-cell table:formula="of:=IF(AND([.$C9]&lt;[.D$27];[.D$27]-[.$D$3]&gt;[.$C9];SUM([.E$8]:INDIRECT(ADDRESS(ROW()-1;COLUMN();4)))&lt;1);1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10]" office:value-type="float" office:value="4" calcext:value-type="float">
            <text:p>4</text:p>
          </table:table-cell>
          <table:table-cell table:formula="of:=1/[.B10]" office:value-type="float" office:value="0.25" calcext:value-type="float">
            <text:p>0,25</text:p>
          </table:table-cell>
          <table:table-cell table:formula="of:=IF(AND([.C11]&lt;[.$D$3];[.C10]&gt;[.$D$3]);1;0)" office:value-type="float" office:value="0" calcext:value-type="float">
            <text:p>0</text:p>
          </table:table-cell>
          <table:table-cell table:formula="of:=IF(AND([.$C10]&lt;[.D$26];[.D$26]-[.$D$3]&gt;[.$C10];SUM([.E$8]:INDIRECT(ADDRESS(ROW()-1;COLUMN();4)))&lt;1);1;0)" office:value-type="float" office:value="0" calcext:value-type="float">
            <text:p>0</text:p>
          </table:table-cell>
          <table:table-cell table:formula="of:=IF(AND([.$C10]&lt;[.E$27];[.E$27]-[.$D$3]&gt;[.$C10];SUM([.F$8]:INDIRECT(ADDRESS(ROW()-1;COLUMN();4)))&lt;1)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11]" office:value-type="float" office:value="8" calcext:value-type="float">
            <text:p>8</text:p>
          </table:table-cell>
          <table:table-cell table:formula="of:=1/[.B11]" office:value-type="float" office:value="0.125" calcext:value-type="float">
            <text:p>0,125</text:p>
          </table:table-cell>
          <table:table-cell table:formula="of:=IF(AND([.C12]&lt;[.$D$3];[.C11]&gt;[.$D$3]);1;0)" office:value-type="float" office:value="1" calcext:value-type="float">
            <text:p>1</text:p>
          </table:table-cell>
          <table:table-cell table:formula="of:=IF(AND([.$C11]&lt;[.D$26];[.D$26]-[.$D$3]&gt;[.$C11];SUM([.E$8]:INDIRECT(ADDRESS(ROW()-1;COLUMN();4)))&lt;1);1;0)" office:value-type="float" office:value="0" calcext:value-type="float">
            <text:p>0</text:p>
          </table:table-cell>
          <table:table-cell table:formula="of:=IF(AND([.$C11]&lt;[.E$27];[.E$27]-[.$D$3]&gt;[.$C11];SUM([.F$8]:INDIRECT(ADDRESS(ROW()-1;COLUMN();4)))&lt;1);1;0)" office:value-type="float" office:value="0" calcext:value-type="float">
            <text:p>0</text:p>
          </table:table-cell>
          <table:table-cell table:formula="of:=IF(AND([.$C11]&lt;[.F$27];[.F$27]-[.$D$3]&gt;[.$C11];SUM([.G$8]:INDIRECT(ADDRESS(ROW()-1;COLUMN();4)))&lt;1);1;0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12]" office:value-type="float" office:value="16" calcext:value-type="float">
            <text:p>16</text:p>
          </table:table-cell>
          <table:table-cell table:formula="of:=1/[.B12]" office:value-type="float" office:value="0.0625" calcext:value-type="float">
            <text:p>0,0625</text:p>
          </table:table-cell>
          <table:table-cell table:formula="of:=IF(AND([.C13]&lt;[.$D$3];[.C12]&gt;[.$D$3]);1;0)" office:value-type="float" office:value="0" calcext:value-type="float">
            <text:p>0</text:p>
          </table:table-cell>
          <table:table-cell table:formula="of:=IF(AND([.$C12]&lt;[.D$26];[.D$26]-[.$D$3]&gt;[.$C12];SUM([.E$8]:INDIRECT(ADDRESS(ROW()-1;COLUMN();4)))&lt;1);1;0)" office:value-type="float" office:value="0" calcext:value-type="float">
            <text:p>0</text:p>
          </table:table-cell>
          <table:table-cell table:formula="of:=IF(AND([.$C12]&lt;[.E$27];[.E$27]-[.$D$3]&gt;[.$C12];SUM([.F$8]:INDIRECT(ADDRESS(ROW()-1;COLUMN();4)))&lt;1);1;0)" office:value-type="float" office:value="0" calcext:value-type="float">
            <text:p>0</text:p>
          </table:table-cell>
          <table:table-cell table:formula="of:=IF(AND([.$C12]&lt;[.F$27];[.F$27]-[.$D$3]&gt;[.$C12];SUM([.G$8]:INDIRECT(ADDRESS(ROW()-1;COLUMN();4)))&lt;1);1;0)" office:value-type="float" office:value="0" calcext:value-type="float">
            <text:p>0</text:p>
          </table:table-cell>
          <table:table-cell table:formula="of:=IF(AND([.$C12]&lt;[.G$27];[.G$27]-[.$D$3]&gt;[.$C12];SUM([.H$8]:INDIRECT(ADDRESS(ROW()-1;COLUMN();4)))&lt;1)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13]" office:value-type="float" office:value="32" calcext:value-type="float">
            <text:p>32</text:p>
          </table:table-cell>
          <table:table-cell table:formula="of:=1/[.B13]" office:value-type="float" office:value="0.03125" calcext:value-type="float">
            <text:p>0,03125</text:p>
          </table:table-cell>
          <table:table-cell table:formula="of:=IF(AND([.C14]&lt;[.$D$3];[.C13]&gt;[.$D$3]);1;0)" office:value-type="float" office:value="0" calcext:value-type="float">
            <text:p>0</text:p>
          </table:table-cell>
          <table:table-cell table:formula="of:=IF(AND([.$C13]&lt;[.D$26];[.D$26]-[.$D$3]&gt;[.$C13];SUM([.E$8]:INDIRECT(ADDRESS(ROW()-1;COLUMN();4)))&lt;1);1;0)" office:value-type="float" office:value="0" calcext:value-type="float">
            <text:p>0</text:p>
          </table:table-cell>
          <table:table-cell table:formula="of:=IF(AND([.$C13]&lt;[.E$27];[.E$27]-[.$D$3]&gt;[.$C13];SUM([.F$8]:INDIRECT(ADDRESS(ROW()-1;COLUMN();4)))&lt;1);1;0)" office:value-type="float" office:value="0" calcext:value-type="float">
            <text:p>0</text:p>
          </table:table-cell>
          <table:table-cell table:formula="of:=IF(AND([.$C13]&lt;[.F$27];[.F$27]-[.$D$3]&gt;[.$C13];SUM([.G$8]:INDIRECT(ADDRESS(ROW()-1;COLUMN();4)))&lt;1);1;0)" office:value-type="float" office:value="0" calcext:value-type="float">
            <text:p>0</text:p>
          </table:table-cell>
          <table:table-cell table:formula="of:=IF(AND([.$C13]&lt;[.G$27];[.G$27]-[.$D$3]&gt;[.$C13];SUM([.H$8]:INDIRECT(ADDRESS(ROW()-1;COLUMN();4)))&lt;1);1;0)" office:value-type="float" office:value="0" calcext:value-type="float">
            <text:p>0</text:p>
          </table:table-cell>
          <table:table-cell table:style-name="ce2" table:formula="of:=IF(AND([.$C13]&lt;[.H$27];[.H$27]-[.$D$3]&gt;[.$C13];SUM([.I$8]:INDIRECT(ADDRESS(ROW()-1;COLUMN();4)))&lt;1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14]" office:value-type="float" office:value="64" calcext:value-type="float">
            <text:p>64</text:p>
          </table:table-cell>
          <table:table-cell table:formula="of:=1/[.B14]" office:value-type="float" office:value="0.015625" calcext:value-type="float">
            <text:p>0,015625</text:p>
          </table:table-cell>
          <table:table-cell table:formula="of:=IF(AND([.C15]&lt;[.$D$3];[.C14]&gt;[.$D$3]);1;0)" office:value-type="float" office:value="0" calcext:value-type="float">
            <text:p>0</text:p>
          </table:table-cell>
          <table:table-cell table:formula="of:=IF(AND([.$C14]&lt;[.D$26];[.D$26]-[.$D$3]&gt;[.$C14];SUM([.E$8]:INDIRECT(ADDRESS(ROW()-1;COLUMN();4)))&lt;1);1;0)" office:value-type="float" office:value="1" calcext:value-type="float">
            <text:p>1</text:p>
          </table:table-cell>
          <table:table-cell table:formula="of:=IF(AND([.$C14]&lt;[.E$27];[.E$27]-[.$D$3]&gt;[.$C14];SUM([.F$8]:INDIRECT(ADDRESS(ROW()-1;COLUMN();4)))&lt;1);1;0)" office:value-type="float" office:value="0" calcext:value-type="float">
            <text:p>0</text:p>
          </table:table-cell>
          <table:table-cell table:formula="of:=IF(AND([.$C14]&lt;[.F$27];[.F$27]-[.$D$3]&gt;[.$C14];SUM([.G$8]:INDIRECT(ADDRESS(ROW()-1;COLUMN();4)))&lt;1);1;0)" office:value-type="float" office:value="0" calcext:value-type="float">
            <text:p>0</text:p>
          </table:table-cell>
          <table:table-cell table:formula="of:=IF(AND([.$C14]&lt;[.G$27];[.G$27]-[.$D$3]&gt;[.$C14];SUM([.H$8]:INDIRECT(ADDRESS(ROW()-1;COLUMN();4)))&lt;1);1;0)" office:value-type="float" office:value="0" calcext:value-type="float">
            <text:p>0</text:p>
          </table:table-cell>
          <table:table-cell table:style-name="ce2" table:formula="of:=IF(AND([.$C14]&lt;[.H$27];[.H$27]-[.$D$3]&gt;[.$C14];SUM([.I$8]:INDIRECT(ADDRESS(ROW()-1;COLUMN();4)))&lt;1);1;0)" office:value-type="float" office:value="0" calcext:value-type="float">
            <text:p>0</text:p>
          </table:table-cell>
          <table:table-cell table:style-name="ce2" table:formula="of:=IF(AND([.$C14]&lt;[.I$27];[.I$27]-[.$D$3]&gt;[.$C14];SUM([.J$8]:INDIRECT(ADDRESS(ROW()-1;COLUMN();4)))&lt;1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15]" office:value-type="float" office:value="128" calcext:value-type="float">
            <text:p>128</text:p>
          </table:table-cell>
          <table:table-cell table:formula="of:=1/[.B15]" office:value-type="float" office:value="0.0078125" calcext:value-type="float">
            <text:p>0,0078125</text:p>
          </table:table-cell>
          <table:table-cell table:formula="of:=IF(AND([.C16]&lt;[.$D$3];[.C15]&gt;[.$D$3]);1;0)" office:value-type="float" office:value="0" calcext:value-type="float">
            <text:p>0</text:p>
          </table:table-cell>
          <table:table-cell table:formula="of:=IF(AND([.$C15]&lt;[.D$26];[.D$26]-[.$D$3]&gt;[.$C15];SUM([.E$8]:INDIRECT(ADDRESS(ROW()-1;COLUMN();4)))&lt;1);1;0)" office:value-type="float" office:value="0" calcext:value-type="float">
            <text:p>0</text:p>
          </table:table-cell>
          <table:table-cell table:formula="of:=IF(AND([.$C15]&lt;[.E$27];[.E$27]-[.$D$3]&gt;[.$C15];SUM([.F$8]:INDIRECT(ADDRESS(ROW()-1;COLUMN();4)))&lt;1);1;0)" office:value-type="float" office:value="1" calcext:value-type="float">
            <text:p>1</text:p>
          </table:table-cell>
          <table:table-cell table:formula="of:=IF(AND([.$C15]&lt;[.F$27];[.F$27]-[.$D$3]&gt;[.$C15];SUM([.G$8]:INDIRECT(ADDRESS(ROW()-1;COLUMN();4)))&lt;1);1;0)" office:value-type="float" office:value="0" calcext:value-type="float">
            <text:p>0</text:p>
          </table:table-cell>
          <table:table-cell table:formula="of:=IF(AND([.$C15]&lt;[.G$27];[.G$27]-[.$D$3]&gt;[.$C15];SUM([.H$8]:INDIRECT(ADDRESS(ROW()-1;COLUMN();4)))&lt;1);1;0)" office:value-type="float" office:value="0" calcext:value-type="float">
            <text:p>0</text:p>
          </table:table-cell>
          <table:table-cell table:style-name="ce2" table:formula="of:=IF(AND([.$C15]&lt;[.H$27];[.H$27]-[.$D$3]&gt;[.$C15];SUM([.I$8]:INDIRECT(ADDRESS(ROW()-1;COLUMN();4)))&lt;1);1;0)" office:value-type="float" office:value="0" calcext:value-type="float">
            <text:p>0</text:p>
          </table:table-cell>
          <table:table-cell table:style-name="ce2" table:formula="of:=IF(AND([.$C15]&lt;[.I$27];[.I$27]-[.$D$3]&gt;[.$C15];SUM([.J$8]:INDIRECT(ADDRESS(ROW()-1;COLUMN();4)))&lt;1);1;0)" office:value-type="float" office:value="0" calcext:value-type="float">
            <text:p>0</text:p>
          </table:table-cell>
          <table:table-cell table:style-name="ce2" table:formula="of:=IF(AND([.$C15]&lt;[.J$27];[.J$27]-[.$D$3]&gt;[.$C15];SUM([.K$8]:INDIRECT(ADDRESS(ROW()-1;COLUMN();4)))&lt;1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6]" office:value-type="float" office:value="256" calcext:value-type="float">
            <text:p>256</text:p>
          </table:table-cell>
          <table:table-cell table:formula="of:=1/[.B16]" office:value-type="float" office:value="0.00390625" calcext:value-type="float">
            <text:p>0,00390625</text:p>
          </table:table-cell>
          <table:table-cell table:formula="of:=IF(AND([.C17]&lt;[.$D$3];[.C16]&gt;[.$D$3]);1;0)" office:value-type="float" office:value="0" calcext:value-type="float">
            <text:p>0</text:p>
          </table:table-cell>
          <table:table-cell table:formula="of:=IF(AND([.$C16]&lt;[.D$26];[.D$26]-[.$D$3]&gt;[.$C16];SUM([.E$8]:INDIRECT(ADDRESS(ROW()-1;COLUMN();4)))&lt;1);1;0)" office:value-type="float" office:value="0" calcext:value-type="float">
            <text:p>0</text:p>
          </table:table-cell>
          <table:table-cell table:formula="of:=IF(AND([.$C16]&lt;[.E$27];[.E$27]-[.$D$3]&gt;[.$C16];SUM([.F$8]:INDIRECT(ADDRESS(ROW()-1;COLUMN();4)))&lt;1);1;0)" office:value-type="float" office:value="0" calcext:value-type="float">
            <text:p>0</text:p>
          </table:table-cell>
          <table:table-cell table:formula="of:=IF(AND([.$C16]&lt;[.F$27];[.F$27]-[.$D$3]&gt;[.$C16];SUM([.G$8]:INDIRECT(ADDRESS(ROW()-1;COLUMN();4)))&lt;1);1;0)" office:value-type="float" office:value="0" calcext:value-type="float">
            <text:p>0</text:p>
          </table:table-cell>
          <table:table-cell table:formula="of:=IF(AND([.$C16]&lt;[.G$27];[.G$27]-[.$D$3]&gt;[.$C16];SUM([.H$8]:INDIRECT(ADDRESS(ROW()-1;COLUMN();4)))&lt;1);1;0)" office:value-type="float" office:value="0" calcext:value-type="float">
            <text:p>0</text:p>
          </table:table-cell>
          <table:table-cell table:style-name="ce2" table:formula="of:=IF(AND([.$C16]&lt;[.H$27];[.H$27]-[.$D$3]&gt;[.$C16];SUM([.I$8]:INDIRECT(ADDRESS(ROW()-1;COLUMN();4)))&lt;1);1;0)" office:value-type="float" office:value="0" calcext:value-type="float">
            <text:p>0</text:p>
          </table:table-cell>
          <table:table-cell table:style-name="ce2" table:formula="of:=IF(AND([.$C16]&lt;[.I$27];[.I$27]-[.$D$3]&gt;[.$C16];SUM([.J$8]:INDIRECT(ADDRESS(ROW()-1;COLUMN();4)))&lt;1);1;0)" office:value-type="float" office:value="0" calcext:value-type="float">
            <text:p>0</text:p>
          </table:table-cell>
          <table:table-cell table:style-name="ce2" table:formula="of:=IF(AND([.$C16]&lt;[.J$27];[.J$27]-[.$D$3]&gt;[.$C16];SUM([.K$8]:INDIRECT(ADDRESS(ROW()-1;COLUMN();4)))&lt;1);1;0)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7]" office:value-type="float" office:value="512" calcext:value-type="float">
            <text:p>512</text:p>
          </table:table-cell>
          <table:table-cell table:formula="of:=1/[.B17]" office:value-type="float" office:value="0.001953125" calcext:value-type="float">
            <text:p>0,001953125</text:p>
          </table:table-cell>
          <table:table-cell table:formula="of:=IF(AND([.C18]&lt;[.$D$3];[.C17]&gt;[.$D$3]);1;0)" office:value-type="float" office:value="0" calcext:value-type="float">
            <text:p>0</text:p>
          </table:table-cell>
          <table:table-cell table:formula="of:=IF(AND([.$C17]&lt;[.D$26];[.D$26]-[.$D$3]&gt;[.$C17];SUM([.E$8]:INDIRECT(ADDRESS(ROW()-1;COLUMN();4)))&lt;1);1;0)" office:value-type="float" office:value="0" calcext:value-type="float">
            <text:p>0</text:p>
          </table:table-cell>
          <table:table-cell table:formula="of:=IF(AND([.$C17]&lt;[.E$27];[.E$27]-[.$D$3]&gt;[.$C17];SUM([.F$8]:INDIRECT(ADDRESS(ROW()-1;COLUMN();4)))&lt;1);1;0)" office:value-type="float" office:value="0" calcext:value-type="float">
            <text:p>0</text:p>
          </table:table-cell>
          <table:table-cell table:formula="of:=IF(AND([.$C17]&lt;[.F$27];[.F$27]-[.$D$3]&gt;[.$C17];SUM([.G$8]:INDIRECT(ADDRESS(ROW()-1;COLUMN();4)))&lt;1);1;0)" office:value-type="float" office:value="0" calcext:value-type="float">
            <text:p>0</text:p>
          </table:table-cell>
          <table:table-cell table:formula="of:=IF(AND([.$C17]&lt;[.G$27];[.G$27]-[.$D$3]&gt;[.$C17];SUM([.H$8]:INDIRECT(ADDRESS(ROW()-1;COLUMN();4)))&lt;1);1;0)" office:value-type="float" office:value="0" calcext:value-type="float">
            <text:p>0</text:p>
          </table:table-cell>
          <table:table-cell table:style-name="ce2" table:formula="of:=IF(AND([.$C17]&lt;[.H$27];[.H$27]-[.$D$3]&gt;[.$C17];SUM([.I$8]:INDIRECT(ADDRESS(ROW()-1;COLUMN();4)))&lt;1);1;0)" office:value-type="float" office:value="0" calcext:value-type="float">
            <text:p>0</text:p>
          </table:table-cell>
          <table:table-cell table:style-name="ce2" table:formula="of:=IF(AND([.$C17]&lt;[.I$27];[.I$27]-[.$D$3]&gt;[.$C17];SUM([.J$8]:INDIRECT(ADDRESS(ROW()-1;COLUMN();4)))&lt;1);1;0)" office:value-type="float" office:value="0" calcext:value-type="float">
            <text:p>0</text:p>
          </table:table-cell>
          <table:table-cell table:style-name="ce2" table:formula="of:=IF(AND([.$C17]&lt;[.J$27];[.J$27]-[.$D$3]&gt;[.$C17];SUM([.K$8]:INDIRECT(ADDRESS(ROW()-1;COLUMN();4)))&lt;1);1;0)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8]" office:value-type="float" office:value="1024" calcext:value-type="float">
            <text:p>1024</text:p>
          </table:table-cell>
          <table:table-cell table:formula="of:=1/[.B18]" office:value-type="float" office:value="0.0009765625" calcext:value-type="float">
            <text:p>0,0009765625</text:p>
          </table:table-cell>
          <table:table-cell table:formula="of:=IF(AND([.C19]&lt;[.$D$3];[.C18]&gt;[.$D$3]);1;0)" office:value-type="float" office:value="0" calcext:value-type="float">
            <text:p>0</text:p>
          </table:table-cell>
          <table:table-cell table:formula="of:=IF(AND([.$C18]&lt;[.D$26];[.D$26]-[.$D$3]&gt;[.$C18];SUM([.E$8]:INDIRECT(ADDRESS(ROW()-1;COLUMN();4)))&lt;1);1;0)" office:value-type="float" office:value="0" calcext:value-type="float">
            <text:p>0</text:p>
          </table:table-cell>
          <table:table-cell table:formula="of:=IF(AND([.$C18]&lt;[.E$27];[.E$27]-[.$D$3]&gt;[.$C18];SUM([.F$8]:INDIRECT(ADDRESS(ROW()-1;COLUMN();4)))&lt;1);1;0)" office:value-type="float" office:value="0" calcext:value-type="float">
            <text:p>0</text:p>
          </table:table-cell>
          <table:table-cell table:formula="of:=IF(AND([.$C18]&lt;[.F$27];[.F$27]-[.$D$3]&gt;[.$C18];SUM([.G$8]:INDIRECT(ADDRESS(ROW()-1;COLUMN();4)))&lt;1);1;0)" office:value-type="float" office:value="1" calcext:value-type="float">
            <text:p>1</text:p>
          </table:table-cell>
          <table:table-cell table:formula="of:=IF(AND([.$C18]&lt;[.G$27];[.G$27]-[.$D$3]&gt;[.$C18];SUM([.H$8]:INDIRECT(ADDRESS(ROW()-1;COLUMN();4)))&lt;1);1;0)" office:value-type="float" office:value="0" calcext:value-type="float">
            <text:p>0</text:p>
          </table:table-cell>
          <table:table-cell table:style-name="ce2" table:formula="of:=IF(AND([.$C18]&lt;[.H$27];[.H$27]-[.$D$3]&gt;[.$C18];SUM([.I$8]:INDIRECT(ADDRESS(ROW()-1;COLUMN();4)))&lt;1);1;0)" office:value-type="float" office:value="0" calcext:value-type="float">
            <text:p>0</text:p>
          </table:table-cell>
          <table:table-cell table:style-name="ce2" table:formula="of:=IF(AND([.$C18]&lt;[.I$27];[.I$27]-[.$D$3]&gt;[.$C18];SUM([.J$8]:INDIRECT(ADDRESS(ROW()-1;COLUMN();4)))&lt;1);1;0)" office:value-type="float" office:value="0" calcext:value-type="float">
            <text:p>0</text:p>
          </table:table-cell>
          <table:table-cell table:style-name="ce2" table:formula="of:=IF(AND([.$C18]&lt;[.J$27];[.J$27]-[.$D$3]&gt;[.$C18];SUM([.K$8]:INDIRECT(ADDRESS(ROW()-1;COLUMN();4)))&lt;1)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9]" office:value-type="float" office:value="2048" calcext:value-type="float">
            <text:p>2048</text:p>
          </table:table-cell>
          <table:table-cell table:formula="of:=1/[.B19]" office:value-type="float" office:value="0.00048828125" calcext:value-type="float">
            <text:p>0,00048828125</text:p>
          </table:table-cell>
          <table:table-cell table:formula="of:=IF(AND([.C20]&lt;[.$D$3];[.C19]&gt;[.$D$3]);1;0)" office:value-type="float" office:value="0" calcext:value-type="float">
            <text:p>0</text:p>
          </table:table-cell>
          <table:table-cell table:formula="of:=IF(AND([.$C19]&lt;[.D$26];[.D$26]-[.$D$3]&gt;[.$C19];SUM([.E$8]:INDIRECT(ADDRESS(ROW()-1;COLUMN();4)))&lt;1);1;0)" office:value-type="float" office:value="0" calcext:value-type="float">
            <text:p>0</text:p>
          </table:table-cell>
          <table:table-cell table:formula="of:=IF(AND([.$C19]&lt;[.E$27];[.E$27]-[.$D$3]&gt;[.$C19];SUM([.F$8]:INDIRECT(ADDRESS(ROW()-1;COLUMN();4)))&lt;1);1;0)" office:value-type="float" office:value="0" calcext:value-type="float">
            <text:p>0</text:p>
          </table:table-cell>
          <table:table-cell table:formula="of:=IF(AND([.$C19]&lt;[.F$27];[.F$27]-[.$D$3]&gt;[.$C19];SUM([.G$8]:INDIRECT(ADDRESS(ROW()-1;COLUMN();4)))&lt;1);1;0)" office:value-type="float" office:value="0" calcext:value-type="float">
            <text:p>0</text:p>
          </table:table-cell>
          <table:table-cell table:formula="of:=IF(AND([.$C19]&lt;[.G$27];[.G$27]-[.$D$3]&gt;[.$C19];SUM([.H$8]:INDIRECT(ADDRESS(ROW()-1;COLUMN();4)))&lt;1);1;0)" office:value-type="float" office:value="1" calcext:value-type="float">
            <text:p>1</text:p>
          </table:table-cell>
          <table:table-cell table:style-name="ce2" table:formula="of:=IF(AND([.$C19]&lt;[.H$27];[.H$27]-[.$D$3]&gt;[.$C19];SUM([.I$8]:INDIRECT(ADDRESS(ROW()-1;COLUMN();4)))&lt;1);1;0)" office:value-type="float" office:value="0" calcext:value-type="float">
            <text:p>0</text:p>
          </table:table-cell>
          <table:table-cell table:style-name="ce2" table:formula="of:=IF(AND([.$C19]&lt;[.I$27];[.I$27]-[.$D$3]&gt;[.$C19];SUM([.J$8]:INDIRECT(ADDRESS(ROW()-1;COLUMN();4)))&lt;1);1;0)" office:value-type="float" office:value="0" calcext:value-type="float">
            <text:p>0</text:p>
          </table:table-cell>
          <table:table-cell table:style-name="ce2" table:formula="of:=IF(AND([.$C19]&lt;[.J$27];[.J$27]-[.$D$3]&gt;[.$C19];SUM([.K$8]:INDIRECT(ADDRESS(ROW()-1;COLUMN();4)))&lt;1)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20]" office:value-type="float" office:value="4096" calcext:value-type="float">
            <text:p>4096</text:p>
          </table:table-cell>
          <table:table-cell table:formula="of:=1/[.B20]" office:value-type="float" office:value="0.000244140625" calcext:value-type="float">
            <text:p>0,000244140625</text:p>
          </table:table-cell>
          <table:table-cell table:formula="of:=IF(AND([.C21]&lt;[.$D$3];[.C20]&gt;[.$D$3]);1;0)" office:value-type="float" office:value="0" calcext:value-type="float">
            <text:p>0</text:p>
          </table:table-cell>
          <table:table-cell table:formula="of:=IF(AND([.$C20]&lt;[.D$26];[.D$26]-[.$D$3]&gt;[.$C20];SUM([.E$8]:INDIRECT(ADDRESS(ROW()-1;COLUMN();4)))&lt;1);1;0)" office:value-type="float" office:value="0" calcext:value-type="float">
            <text:p>0</text:p>
          </table:table-cell>
          <table:table-cell table:formula="of:=IF(AND([.$C20]&lt;[.E$27];[.E$27]-[.$D$3]&gt;[.$C20];SUM([.F$8]:INDIRECT(ADDRESS(ROW()-1;COLUMN();4)))&lt;1);1;0)" office:value-type="float" office:value="0" calcext:value-type="float">
            <text:p>0</text:p>
          </table:table-cell>
          <table:table-cell table:formula="of:=IF(AND([.$C20]&lt;[.F$27];[.F$27]-[.$D$3]&gt;[.$C20];SUM([.G$8]:INDIRECT(ADDRESS(ROW()-1;COLUMN();4)))&lt;1);1;0)" office:value-type="float" office:value="0" calcext:value-type="float">
            <text:p>0</text:p>
          </table:table-cell>
          <table:table-cell table:formula="of:=IF(AND([.$C20]&lt;[.G$27];[.G$27]-[.$D$3]&gt;[.$C20];SUM([.H$8]:INDIRECT(ADDRESS(ROW()-1;COLUMN();4)))&lt;1);1;0)" office:value-type="float" office:value="0" calcext:value-type="float">
            <text:p>0</text:p>
          </table:table-cell>
          <table:table-cell table:style-name="ce2" table:formula="of:=IF(AND([.$C20]&lt;[.H$27];[.H$27]-[.$D$3]&gt;[.$C20];SUM([.I$8]:INDIRECT(ADDRESS(ROW()-1;COLUMN();4)))&lt;1);1;0)" office:value-type="float" office:value="0" calcext:value-type="float">
            <text:p>0</text:p>
          </table:table-cell>
          <table:table-cell table:style-name="ce2" table:formula="of:=IF(AND([.$C20]&lt;[.I$27];[.I$27]-[.$D$3]&gt;[.$C20];SUM([.J$8]:INDIRECT(ADDRESS(ROW()-1;COLUMN();4)))&lt;1);1;0)" office:value-type="float" office:value="0" calcext:value-type="float">
            <text:p>0</text:p>
          </table:table-cell>
          <table:table-cell table:style-name="ce2" table:formula="of:=IF(AND([.$C20]&lt;[.J$27];[.J$27]-[.$D$3]&gt;[.$C20];SUM([.K$8]:INDIRECT(ADDRESS(ROW()-1;COLUMN();4)))&lt;1)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21]" office:value-type="float" office:value="8192" calcext:value-type="float">
            <text:p>8192</text:p>
          </table:table-cell>
          <table:table-cell table:formula="of:=1/[.B21]" office:value-type="float" office:value="0.0001220703125" calcext:value-type="float">
            <text:p>0,0001220703125</text:p>
          </table:table-cell>
          <table:table-cell table:formula="of:=IF(AND([.C22]&lt;[.$D$3];[.C21]&gt;[.$D$3]);1;0)" office:value-type="float" office:value="0" calcext:value-type="float">
            <text:p>0</text:p>
          </table:table-cell>
          <table:table-cell table:formula="of:=IF(AND([.$C21]&lt;[.D$26];[.D$26]-[.$D$3]&gt;[.$C21];SUM([.E$8]:INDIRECT(ADDRESS(ROW()-1;COLUMN();4)))&lt;1);1;0)" office:value-type="float" office:value="0" calcext:value-type="float">
            <text:p>0</text:p>
          </table:table-cell>
          <table:table-cell table:formula="of:=IF(AND([.$C21]&lt;[.E$27];[.E$27]-[.$D$3]&gt;[.$C21];SUM([.F$8]:INDIRECT(ADDRESS(ROW()-1;COLUMN();4)))&lt;1);1;0)" office:value-type="float" office:value="0" calcext:value-type="float">
            <text:p>0</text:p>
          </table:table-cell>
          <table:table-cell table:formula="of:=IF(AND([.$C21]&lt;[.F$27];[.F$27]-[.$D$3]&gt;[.$C21];SUM([.G$8]:INDIRECT(ADDRESS(ROW()-1;COLUMN();4)))&lt;1);1;0)" office:value-type="float" office:value="0" calcext:value-type="float">
            <text:p>0</text:p>
          </table:table-cell>
          <table:table-cell table:formula="of:=IF(AND([.$C21]&lt;[.G$27];[.G$27]-[.$D$3]&gt;[.$C21];SUM([.H$8]:INDIRECT(ADDRESS(ROW()-1;COLUMN();4)))&lt;1);1;0)" office:value-type="float" office:value="0" calcext:value-type="float">
            <text:p>0</text:p>
          </table:table-cell>
          <table:table-cell table:style-name="ce2" table:formula="of:=IF(AND([.$C21]&lt;[.H$27];[.H$27]-[.$D$3]&gt;[.$C21];SUM([.I$8]:INDIRECT(ADDRESS(ROW()-1;COLUMN();4)))&lt;1);1;0)" office:value-type="float" office:value="0" calcext:value-type="float">
            <text:p>0</text:p>
          </table:table-cell>
          <table:table-cell table:style-name="ce2" table:formula="of:=IF(AND([.$C21]&lt;[.I$27];[.I$27]-[.$D$3]&gt;[.$C21];SUM([.J$8]:INDIRECT(ADDRESS(ROW()-1;COLUMN();4)))&lt;1);1;0)" office:value-type="float" office:value="0" calcext:value-type="float">
            <text:p>0</text:p>
          </table:table-cell>
          <table:table-cell table:style-name="ce2" table:formula="of:=IF(AND([.$C21]&lt;[.J$27];[.J$27]-[.$D$3]&gt;[.$C21];SUM([.K$8]:INDIRECT(ADDRESS(ROW()-1;COLUMN();4)))&lt;1)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22]" office:value-type="float" office:value="16384" calcext:value-type="float">
            <text:p>16384</text:p>
          </table:table-cell>
          <table:table-cell table:formula="of:=1/[.B22]" office:value-type="float" office:value="0.00006103515625" calcext:value-type="float">
            <text:p>0,00006103515625</text:p>
          </table:table-cell>
          <table:table-cell table:formula="of:=IF(AND([.C23]&lt;[.$D$3];[.C22]&gt;[.$D$3]);1;0)" office:value-type="float" office:value="0" calcext:value-type="float">
            <text:p>0</text:p>
          </table:table-cell>
          <table:table-cell table:formula="of:=IF(AND([.$C22]&lt;[.D$26];[.D$26]-[.$D$3]&gt;[.$C22];SUM([.E$8]:INDIRECT(ADDRESS(ROW()-1;COLUMN();4)))&lt;1);1;0)" office:value-type="float" office:value="0" calcext:value-type="float">
            <text:p>0</text:p>
          </table:table-cell>
          <table:table-cell table:formula="of:=IF(AND([.$C22]&lt;[.E$27];[.E$27]-[.$D$3]&gt;[.$C22];SUM([.F$8]:INDIRECT(ADDRESS(ROW()-1;COLUMN();4)))&lt;1);1;0)" office:value-type="float" office:value="0" calcext:value-type="float">
            <text:p>0</text:p>
          </table:table-cell>
          <table:table-cell table:formula="of:=IF(AND([.$C22]&lt;[.F$27];[.F$27]-[.$D$3]&gt;[.$C22];SUM([.G$8]:INDIRECT(ADDRESS(ROW()-1;COLUMN();4)))&lt;1);1;0)" office:value-type="float" office:value="0" calcext:value-type="float">
            <text:p>0</text:p>
          </table:table-cell>
          <table:table-cell table:formula="of:=IF(AND([.$C22]&lt;[.G$27];[.G$27]-[.$D$3]&gt;[.$C22];SUM([.H$8]:INDIRECT(ADDRESS(ROW()-1;COLUMN();4)))&lt;1);1;0)" office:value-type="float" office:value="0" calcext:value-type="float">
            <text:p>0</text:p>
          </table:table-cell>
          <table:table-cell table:style-name="ce2" table:formula="of:=IF(AND([.$C22]&lt;[.H$27];[.H$27]-[.$D$3]&gt;[.$C22];SUM([.I$8]:INDIRECT(ADDRESS(ROW()-1;COLUMN();4)))&lt;1);1;0)" office:value-type="float" office:value="1" calcext:value-type="float">
            <text:p>1</text:p>
          </table:table-cell>
          <table:table-cell table:style-name="ce2" table:formula="of:=IF(AND([.$C22]&lt;[.I$27];[.I$27]-[.$D$3]&gt;[.$C22];SUM([.J$8]:INDIRECT(ADDRESS(ROW()-1;COLUMN();4)))&lt;1);1;0)" office:value-type="float" office:value="0" calcext:value-type="float">
            <text:p>0</text:p>
          </table:table-cell>
          <table:table-cell table:style-name="ce2" table:formula="of:=IF(AND([.$C22]&lt;[.J$27];[.J$27]-[.$D$3]&gt;[.$C22];SUM([.K$8]:INDIRECT(ADDRESS(ROW()-1;COLUMN();4)))&lt;1)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23]" office:value-type="float" office:value="32768" calcext:value-type="float">
            <text:p>32768</text:p>
          </table:table-cell>
          <table:table-cell table:formula="of:=1/[.B23]" office:value-type="float" office:value="0.000030517578125" calcext:value-type="float">
            <text:p>0,000030517578125</text:p>
          </table:table-cell>
          <table:table-cell table:formula="of:=IF(AND([.C24]&lt;[.$D$3];[.C23]&gt;[.$D$3]);1;0)" office:value-type="float" office:value="0" calcext:value-type="float">
            <text:p>0</text:p>
          </table:table-cell>
          <table:table-cell table:formula="of:=IF(AND([.$C23]&lt;[.D$26];[.D$26]-[.$D$3]&gt;[.$C23];SUM([.E$8]:INDIRECT(ADDRESS(ROW()-1;COLUMN();4)))&lt;1);1;0)" office:value-type="float" office:value="0" calcext:value-type="float">
            <text:p>0</text:p>
          </table:table-cell>
          <table:table-cell table:formula="of:=IF(AND([.$C23]&lt;[.E$27];[.E$27]-[.$D$3]&gt;[.$C23];SUM([.F$8]:INDIRECT(ADDRESS(ROW()-1;COLUMN();4)))&lt;1);1;0)" office:value-type="float" office:value="0" calcext:value-type="float">
            <text:p>0</text:p>
          </table:table-cell>
          <table:table-cell table:formula="of:=IF(AND([.$C23]&lt;[.F$27];[.F$27]-[.$D$3]&gt;[.$C23];SUM([.G$8]:INDIRECT(ADDRESS(ROW()-1;COLUMN();4)))&lt;1);1;0)" office:value-type="float" office:value="0" calcext:value-type="float">
            <text:p>0</text:p>
          </table:table-cell>
          <table:table-cell table:formula="of:=IF(AND([.$C23]&lt;[.G$27];[.G$27]-[.$D$3]&gt;[.$C23];SUM([.H$8]:INDIRECT(ADDRESS(ROW()-1;COLUMN();4)))&lt;1);1;0)" office:value-type="float" office:value="0" calcext:value-type="float">
            <text:p>0</text:p>
          </table:table-cell>
          <table:table-cell table:style-name="ce2" table:formula="of:=IF(AND([.$C23]&lt;[.H$27];[.H$27]-[.$D$3]&gt;[.$C23];SUM([.I$8]:INDIRECT(ADDRESS(ROW()-1;COLUMN();4)))&lt;1);1;0)" office:value-type="float" office:value="0" calcext:value-type="float">
            <text:p>0</text:p>
          </table:table-cell>
          <table:table-cell table:style-name="ce2" table:formula="of:=IF(AND([.$C23]&lt;[.I$27];[.I$27]-[.$D$3]&gt;[.$C23];SUM([.J$8]:INDIRECT(ADDRESS(ROW()-1;COLUMN();4)))&lt;1);1;0)" office:value-type="float" office:value="1" calcext:value-type="float">
            <text:p>1</text:p>
          </table:table-cell>
          <table:table-cell table:style-name="ce2" table:formula="of:=IF(AND([.$C23]&lt;[.J$27];[.J$27]-[.$D$3]&gt;[.$C23];SUM([.K$8]:INDIRECT(ADDRESS(ROW()-1;COLUMN();4)))&lt;1)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24]" office:value-type="float" office:value="65536" calcext:value-type="float">
            <text:p>65536</text:p>
          </table:table-cell>
          <table:table-cell table:formula="of:=1/[.B24]" office:value-type="float" office:value="0.0000152587890625" calcext:value-type="float">
            <text:p>0,0000152587890625</text:p>
          </table:table-cell>
          <table:table-cell table:formula="of:=IF(AND([.C25]&lt;[.$D$3];[.C24]&gt;[.$D$3]);1;0)" office:value-type="float" office:value="0" calcext:value-type="float">
            <text:p>0</text:p>
          </table:table-cell>
          <table:table-cell table:formula="of:=IF(AND([.$C24]&lt;[.D$26];[.D$26]-[.$D$3]&gt;[.$C24];SUM([.E$8]:INDIRECT(ADDRESS(ROW()-1;COLUMN();4)))&lt;1);1;0)" office:value-type="float" office:value="0" calcext:value-type="float">
            <text:p>0</text:p>
          </table:table-cell>
          <table:table-cell table:formula="of:=IF(AND([.$C24]&lt;[.E$27];[.E$27]-[.$D$3]&gt;[.$C24];SUM([.F$8]:INDIRECT(ADDRESS(ROW()-1;COLUMN();4)))&lt;1);1;0)" office:value-type="float" office:value="0" calcext:value-type="float">
            <text:p>0</text:p>
          </table:table-cell>
          <table:table-cell table:formula="of:=IF(AND([.$C24]&lt;[.F$27];[.F$27]-[.$D$3]&gt;[.$C24];SUM([.G$8]:INDIRECT(ADDRESS(ROW()-1;COLUMN();4)))&lt;1);1;0)" office:value-type="float" office:value="0" calcext:value-type="float">
            <text:p>0</text:p>
          </table:table-cell>
          <table:table-cell table:formula="of:=IF(AND([.$C24]&lt;[.G$27];[.G$27]-[.$D$3]&gt;[.$C24];SUM([.H$8]:INDIRECT(ADDRESS(ROW()-1;COLUMN();4)))&lt;1);1;0)" office:value-type="float" office:value="0" calcext:value-type="float">
            <text:p>0</text:p>
          </table:table-cell>
          <table:table-cell table:style-name="ce2" table:formula="of:=IF(AND([.$C24]&lt;[.H$27];[.H$27]-[.$D$3]&gt;[.$C24];SUM([.I$8]:INDIRECT(ADDRESS(ROW()-1;COLUMN();4)))&lt;1);1;0)" office:value-type="float" office:value="0" calcext:value-type="float">
            <text:p>0</text:p>
          </table:table-cell>
          <table:table-cell table:style-name="ce2" table:formula="of:=IF(AND([.$C24]&lt;[.I$27];[.I$27]-[.$D$3]&gt;[.$C24];SUM([.J$8]:INDIRECT(ADDRESS(ROW()-1;COLUMN();4)))&lt;1);1;0)" office:value-type="float" office:value="0" calcext:value-type="float">
            <text:p>0</text:p>
          </table:table-cell>
          <table:table-cell table:style-name="ce2" table:formula="of:=IF(AND([.$C24]&lt;[.J$27];[.J$27]-[.$D$3]&gt;[.$C24];SUM([.K$8]:INDIRECT(ADDRESS(ROW()-1;COLUMN();4)))&lt;1)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SUMPRODUCT([.$C$8:.$C$24];[.D$8:.D$24])" office:value-type="float" office:value="0.125" calcext:value-type="float">
            <text:p>0,125</text:p>
          </table:table-cell>
          <table:table-cell table:style-name="Default" table:formula="of:=SUMPRODUCT([.$C$8:.$C$24];[.E$8:.E$24])" office:value-type="float" office:value="0.015625" calcext:value-type="float">
            <text:p>0,015625</text:p>
          </table:table-cell>
          <table:table-cell table:style-name="Default" table:formula="of:=SUMPRODUCT([.$C$8:.$C$24];[.F$8:.F$24])" office:value-type="float" office:value="0.0078125" calcext:value-type="float">
            <text:p>0,0078125</text:p>
          </table:table-cell>
          <table:table-cell table:style-name="Default" table:formula="of:=SUMPRODUCT([.$C$8:.$C$24];[.G$8:.G$24])" office:value-type="float" office:value="0.0009765625" calcext:value-type="float">
            <text:p>0,0009765625</text:p>
          </table:table-cell>
          <table:table-cell table:style-name="Default" table:formula="of:=SUMPRODUCT([.$C$8:.$C$24];[.H$8:.H$24])" office:value-type="float" office:value="0.00048828125" calcext:value-type="float">
            <text:p>0,00048828125</text:p>
          </table:table-cell>
          <table:table-cell table:formula="of:=SUMPRODUCT([.$C$8:.$C$24];[.I$8:.I$24])" office:value-type="float" office:value="0.00006103515625" calcext:value-type="float">
            <text:p>0,00006103515625</text:p>
          </table:table-cell>
          <table:table-cell table:formula="of:=SUMPRODUCT([.$C$8:.$C$24];[.J$8:.J$24])" office:value-type="float" office:value="0.000030517578125" calcext:value-type="float">
            <text:p>0,000030517578125</text:p>
          </table:table-cell>
          <table:table-cell table:formula="of:=SUMPRODUCT([.$C$8:.$C$24];[.K$8:.K$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" office:value-type="float" office:value="0.125" calcext:value-type="float">
            <text:p>0,125</text:p>
          </table:table-cell>
          <table:table-cell table:style-name="Default" table:formula="of:=[.D27]-[.E26]" office:value-type="float" office:value="0.109375" calcext:value-type="float">
            <text:p>0,109375</text:p>
          </table:table-cell>
          <table:table-cell table:style-name="Default" table:formula="of:=[.E27]-[.F26]" office:value-type="float" office:value="0.1015625" calcext:value-type="float">
            <text:p>0,1015625</text:p>
          </table:table-cell>
          <table:table-cell table:style-name="Default" table:formula="of:=[.F27]-[.G26]" office:value-type="float" office:value="0.1005859375" calcext:value-type="float">
            <text:p>0,1005859375</text:p>
          </table:table-cell>
          <table:table-cell table:style-name="Default" table:formula="of:=[.G27]-[.H26]" office:value-type="float" office:value="0.10009765625" calcext:value-type="float">
            <text:p>0,10009765625</text:p>
          </table:table-cell>
          <table:table-cell table:formula="of:=[.H27]-[.I26]" office:value-type="float" office:value="0.10003662109375" calcext:value-type="float">
            <text:p>0,10003662109375</text:p>
          </table:table-cell>
          <table:table-cell table:formula="of:=[.I27]-[.J26]" office:value-type="float" office:value="0.100006103515625" calcext:value-type="float">
            <text:p>0,100006103515625</text:p>
          </table:table-cell>
          <table:table-cell table:formula="of:=[.J27]-[.K26]" office:value-type="float" office:value="0.100006103515625" calcext:value-type="float">
            <text:p>0,10000610351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V</text:p>
          </table:table-cell>
          <table:table-cell table:formula="of:=1/[.D27]" office:value-type="float" office:value="8" calcext:value-type="float">
            <text:p>8</text:p>
          </table:table-cell>
          <table:table-cell table:style-name="Default" table:formula="of:=1/[.E27]" office:value-type="float" office:value="9.14285714285714" calcext:value-type="float">
            <text:p>9,14285714285714</text:p>
          </table:table-cell>
          <table:table-cell table:style-name="Default" table:formula="of:=1/[.F27]" office:value-type="float" office:value="9.84615384615385" calcext:value-type="float">
            <text:p>9,84615384615385</text:p>
          </table:table-cell>
          <table:table-cell table:style-name="Default" table:formula="of:=1/[.G27]" office:value-type="float" office:value="9.94174757281553" calcext:value-type="float">
            <text:p>9,94174757281553</text:p>
          </table:table-cell>
          <table:table-cell table:style-name="Default" table:formula="of:=1/[.H27]" office:value-type="float" office:value="9.99024390243902" calcext:value-type="float">
            <text:p>9,99024390243902</text:p>
          </table:table-cell>
          <table:table-cell table:formula="of:=1/[.I27]" office:value-type="float" office:value="9.99633923123856" calcext:value-type="float">
            <text:p>9,99633923123856</text:p>
          </table:table-cell>
          <table:table-cell table:formula="of:=1/[.J27]" office:value-type="float" office:value="9.99938968568813" calcext:value-type="float">
            <text:p>9,99938968568813</text:p>
          </table:table-cell>
          <table:table-cell table:formula="of:=1/[.K27]" office:value-type="float" office:value="9.99938968568813" calcext:value-type="float">
            <text:p>9,99938968568813</text:p>
          </table:table-cell>
          <table:table-cell table:number-columns-repeated="3"/>
        </table:table-row>
      </table:table>
      <table:table table:name="-log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algo</text:p>
          </table:table-cell>
          <table:table-cell office:value-type="string" calcext:value-type="string">
            <text:p>n&lt;&lt;s1-n&lt;&lt;s2-n&lt;&lt;s3...</text:p>
          </table:table-cell>
          <table:table-cell table:number-columns-repeated="2"/>
          <table:table-cell office:value-type="string" calcext:value-type="string">
            <text:p>divide by too little, then approximate iterativ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</text:p>
          </table:table-cell>
          <table:table-cell table:style-name="ce1" office:value-type="float" office:value="4.44" calcext:value-type="float">
            <text:p>4,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</text:p>
          </table:table-cell>
          <table:table-cell table:formula="of:=1/[.D2]" office:value-type="float" office:value="0.225225225225225" calcext:value-type="float">
            <text:p>0,225225225225225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#</text:p>
          </table:table-cell>
          <table:table-cell/>
          <table:table-cell office:value-type="string" calcext:value-type="string">
            <text:p>bit shif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D3];2)" office:value-type="float" office:value="-2.15055967657538" calcext:value-type="float">
            <text:p>-2,15055967657538</text:p>
          </table:table-cell>
          <table:table-cell table:formula="of:=ROUNDDOWN(ABS([.B8]);0)" office:value-type="float" office:value="2" calcext:value-type="float">
            <text:p>2</text:p>
          </table:table-cell>
          <table:table-cell table:formula="of:=2^-[.C8]" office:value-type="float" office:value="0.25" calcext:value-type="float">
            <text:p>0,25</text:p>
          </table:table-cell>
          <table:table-cell table:formula="of:=[.D8]" office:value-type="float" office:value="0.25" calcext:value-type="float">
            <text:p>0,25</text:p>
          </table:table-cell>
          <table:table-cell table:formula="of:=1/[.E8]" office:value-type="float" office:value="4" calcext:value-type="float">
            <text:p>4</text:p>
          </table:table-cell>
          <table:table-cell table:formula="of:=[.D8]-[.$D$3]" office:value-type="float" office:value="0.0247747747747748" calcext:value-type="float">
            <text:p>0,0247747747747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G8];2)" office:value-type="float" office:value="-5.33498424771281" calcext:value-type="float">
            <text:p>-5,33498424771281</text:p>
          </table:table-cell>
          <table:table-cell table:formula="of:=ROUNDUP(ABS([.B9]);0)" office:value-type="float" office:value="6" calcext:value-type="float">
            <text:p>6</text:p>
          </table:table-cell>
          <table:table-cell table:formula="of:=2^-[.C9]" office:value-type="float" office:value="0.015625" calcext:value-type="float">
            <text:p>0,015625</text:p>
          </table:table-cell>
          <table:table-cell table:formula="of:=[.E8]-[.D9]" office:value-type="float" office:value="0.234375" calcext:value-type="float">
            <text:p>0,234375</text:p>
          </table:table-cell>
          <table:table-cell table:formula="of:=1/[.E9]" office:value-type="float" office:value="4.26666666666667" calcext:value-type="float">
            <text:p>4,26666666666667</text:p>
          </table:table-cell>
          <table:table-cell table:formula="of:=[.E9]-[.$D$3]" office:value-type="float" office:value="0.0091497747747748" calcext:value-type="float">
            <text:p>0,0091497747747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G9];2)" office:value-type="float" office:value="-6.77204805332165" calcext:value-type="float">
            <text:p>-6,77204805332165</text:p>
          </table:table-cell>
          <table:table-cell table:formula="of:=ROUNDUP(ABS([.B10]);0)" office:value-type="float" office:value="7" calcext:value-type="float">
            <text:p>7</text:p>
          </table:table-cell>
          <table:table-cell table:formula="of:=2^-[.C10]" office:value-type="float" office:value="0.0078125" calcext:value-type="float">
            <text:p>0,0078125</text:p>
          </table:table-cell>
          <table:table-cell table:formula="of:=[.E9]-[.D10]" office:value-type="float" office:value="0.2265625" calcext:value-type="float">
            <text:p>0,2265625</text:p>
          </table:table-cell>
          <table:table-cell table:formula="of:=1/[.E10]" office:value-type="float" office:value="4.41379310344828" calcext:value-type="float">
            <text:p>4,41379310344828</text:p>
          </table:table-cell>
          <table:table-cell table:formula="of:=[.E10]-[.$D$3]" office:value-type="float" office:value="0.0013372747747748" calcext:value-type="float">
            <text:p>0,0013372747747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G10];2)" office:value-type="float" office:value="-9.5464883529065" calcext:value-type="float">
            <text:p>-9,5464883529065</text:p>
          </table:table-cell>
          <table:table-cell table:formula="of:=ROUNDUP(ABS([.B11]);0)" office:value-type="float" office:value="10" calcext:value-type="float">
            <text:p>10</text:p>
          </table:table-cell>
          <table:table-cell table:formula="of:=2^-[.C11]" office:value-type="float" office:value="0.0009765625" calcext:value-type="float">
            <text:p>0,0009765625</text:p>
          </table:table-cell>
          <table:table-cell table:formula="of:=[.E10]-[.D11]" office:value-type="float" office:value="0.2255859375" calcext:value-type="float">
            <text:p>0,2255859375</text:p>
          </table:table-cell>
          <table:table-cell table:formula="of:=1/[.E11]" office:value-type="float" office:value="4.43290043290043" calcext:value-type="float">
            <text:p>4,43290043290043</text:p>
          </table:table-cell>
          <table:table-cell table:formula="of:=[.E11]-[.$D$3]" office:value-type="float" office:value="0.000360712274774799" calcext:value-type="float">
            <text:p>0,0003607122747747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G11];2)" office:value-type="float" office:value="-11.4368638617319" calcext:value-type="float">
            <text:p>-11,4368638617319</text:p>
          </table:table-cell>
          <table:table-cell table:formula="of:=ROUNDUP(ABS([.B12]);0)" office:value-type="float" office:value="12" calcext:value-type="float">
            <text:p>12</text:p>
          </table:table-cell>
          <table:table-cell table:formula="of:=2^-[.C12]" office:value-type="float" office:value="0.000244140625" calcext:value-type="float">
            <text:p>0,000244140625</text:p>
          </table:table-cell>
          <table:table-cell table:formula="of:=[.E11]-[.D12]" office:value-type="float" office:value="0.225341796875" calcext:value-type="float">
            <text:p>0,225341796875</text:p>
          </table:table-cell>
          <table:table-cell table:formula="of:=1/[.E12]" office:value-type="float" office:value="4.43770314192849" calcext:value-type="float">
            <text:p>4,43770314192849</text:p>
          </table:table-cell>
          <table:table-cell table:formula="of:=[.E12]-[.$D$3]" office:value-type="float" office:value="0.000116571649774799" calcext:value-type="float">
            <text:p>0,000116571649774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G12];2)" office:value-type="float" office:value="-13.0664954117866" calcext:value-type="float">
            <text:p>-13,0664954117866</text:p>
          </table:table-cell>
          <table:table-cell table:formula="of:=ROUNDUP(ABS([.B13]);0)" office:value-type="float" office:value="14" calcext:value-type="float">
            <text:p>14</text:p>
          </table:table-cell>
          <table:table-cell table:formula="of:=2^-[.C13]" office:value-type="float" office:value="0.00006103515625" calcext:value-type="float">
            <text:p>0,00006103515625</text:p>
          </table:table-cell>
          <table:table-cell table:formula="of:=[.E12]-[.D13]" office:value-type="float" office:value="0.22528076171875" calcext:value-type="float">
            <text:p>0,22528076171875</text:p>
          </table:table-cell>
          <table:table-cell table:formula="of:=1/[.E13]" office:value-type="float" office:value="4.43890544567868" calcext:value-type="float">
            <text:p>4,43890544567868</text:p>
          </table:table-cell>
          <table:table-cell table:formula="of:=[.E13]-[.$D$3]" office:value-type="float" office:value="0.0000555364935247993" calcext:value-type="float">
            <text:p>5,5536493524799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G13];2)" office:value-type="float" office:value="-14.1362043835977" calcext:value-type="float">
            <text:p>-14,1362043835977</text:p>
          </table:table-cell>
          <table:table-cell table:formula="of:=ROUNDUP(ABS([.B14]);0)" office:value-type="float" office:value="15" calcext:value-type="float">
            <text:p>15</text:p>
          </table:table-cell>
          <table:table-cell table:formula="of:=2^-[.C14]" office:value-type="float" office:value="0.000030517578125" calcext:value-type="float">
            <text:p>0,000030517578125</text:p>
          </table:table-cell>
          <table:table-cell table:formula="of:=[.E13]-[.D14]" office:value-type="float" office:value="0.225250244140625" calcext:value-type="float">
            <text:p>0,225250244140625</text:p>
          </table:table-cell>
          <table:table-cell table:formula="of:=1/[.E14]" office:value-type="float" office:value="4.43950684189134" calcext:value-type="float">
            <text:p>4,43950684189134</text:p>
          </table:table-cell>
          <table:table-cell table:formula="of:=[.E14]-[.$D$3]" office:value-type="float" office:value="0.0000250189153997993" calcext:value-type="float">
            <text:p>2,5018915399799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G14];2)" office:value-type="float" office:value="-15.28662122615" calcext:value-type="float">
            <text:p>-15,28662122615</text:p>
          </table:table-cell>
          <table:table-cell table:formula="of:=ROUNDUP(ABS([.B15]);0)" office:value-type="float" office:value="16" calcext:value-type="float">
            <text:p>16</text:p>
          </table:table-cell>
          <table:table-cell table:formula="of:=2^-[.C15]" office:value-type="float" office:value="0.0000152587890625" calcext:value-type="float">
            <text:p>0,0000152587890625</text:p>
          </table:table-cell>
          <table:table-cell table:formula="of:=[.E14]-[.D15]" office:value-type="float" office:value="0.225234985351563" calcext:value-type="float">
            <text:p>0,225234985351563</text:p>
          </table:table-cell>
          <table:table-cell table:formula="of:=1/[.E15]" office:value-type="float" office:value="4.43980760111104" calcext:value-type="float">
            <text:p>4,43980760111104</text:p>
          </table:table-cell>
          <table:table-cell table:formula="of:=[.E15]-[.$D$3]" office:value-type="float" office:value="0.00000976012633729928" calcext:value-type="float">
            <text:p>9,76012633729928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G15];2)" office:value-type="float" office:value="-16.6446687468418" calcext:value-type="float">
            <text:p>-16,6446687468418</text:p>
          </table:table-cell>
          <table:table-cell table:formula="of:=ROUNDUP(ABS([.B16]);0)" office:value-type="float" office:value="17" calcext:value-type="float">
            <text:p>17</text:p>
          </table:table-cell>
          <table:table-cell table:formula="of:=2^-[.C16]" office:value-type="float" office:value="0.00000762939453125" calcext:value-type="float">
            <text:p>7,62939453125E-06</text:p>
          </table:table-cell>
          <table:table-cell table:formula="of:=[.E15]-[.D16]" office:value-type="float" office:value="0.225227355957031" calcext:value-type="float">
            <text:p>0,225227355957031</text:p>
          </table:table-cell>
          <table:table-cell table:formula="of:=1/[.E16]" office:value-type="float" office:value="4.43995799600285" calcext:value-type="float">
            <text:p>4,43995799600285</text:p>
          </table:table-cell>
          <table:table-cell table:formula="of:=[.E16]-[.$D$3]" office:value-type="float" office:value="0.00000213073180604928" calcext:value-type="float">
            <text:p>2,13073180604928E-06</text:p>
          </table:table-cell>
        </table:table-row>
      </table:table>
      <table:table table:name="+log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algo</text:p>
          </table:table-cell>
          <table:table-cell office:value-type="string" calcext:value-type="string">
            <text:p>n&lt;&lt;s1+n&lt;&lt;s2+n&lt;&lt;s3...</text:p>
          </table:table-cell>
          <table:table-cell table:number-columns-repeated="2"/>
          <table:table-cell office:value-type="string" calcext:value-type="string">
            <text:p>divide by too much, then approximate iterativ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</text:p>
          </table:table-cell>
          <table:table-cell table:style-name="ce1" office:value-type="float" office:value="4.44" calcext:value-type="float">
            <text:p>4,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</text:p>
          </table:table-cell>
          <table:table-cell table:formula="of:=1/[.D2]" office:value-type="float" office:value="0.225225225225225" calcext:value-type="float">
            <text:p>0,225225225225225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#</text:p>
          </table:table-cell>
          <table:table-cell/>
          <table:table-cell office:value-type="string" calcext:value-type="string">
            <text:p>bit shif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D3];2)" office:value-type="float" office:value="-2.15055967657538" calcext:value-type="float">
            <text:p>-2,15055967657538</text:p>
          </table:table-cell>
          <table:table-cell table:formula="of:=ROUNDUP(ABS([.B8]);0)" office:value-type="float" office:value="3" calcext:value-type="float">
            <text:p>3</text:p>
          </table:table-cell>
          <table:table-cell table:formula="of:=2^-[.C8]" office:value-type="float" office:value="0.125" calcext:value-type="float">
            <text:p>0,125</text:p>
          </table:table-cell>
          <table:table-cell table:formula="of:=[.D8]" office:value-type="float" office:value="0.125" calcext:value-type="float">
            <text:p>0,125</text:p>
          </table:table-cell>
          <table:table-cell table:formula="of:=1/[.E8]" office:value-type="float" office:value="8" calcext:value-type="float">
            <text:p>8</text:p>
          </table:table-cell>
          <table:table-cell table:formula="of:=[.$D$3]-[.D8]" office:value-type="float" office:value="0.100225225225225" calcext:value-type="float">
            <text:p>0,100225225225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G8];2)" office:value-type="float" office:value="-3.31868243538371" calcext:value-type="float">
            <text:p>-3,31868243538371</text:p>
          </table:table-cell>
          <table:table-cell table:formula="of:=ROUNDUP(ABS([.B9]);0)" office:value-type="float" office:value="4" calcext:value-type="float">
            <text:p>4</text:p>
          </table:table-cell>
          <table:table-cell table:formula="of:=2^-[.C9]" office:value-type="float" office:value="0.0625" calcext:value-type="float">
            <text:p>0,0625</text:p>
          </table:table-cell>
          <table:table-cell table:formula="of:=[.D9]+[.E8]" office:value-type="float" office:value="0.1875" calcext:value-type="float">
            <text:p>0,1875</text:p>
          </table:table-cell>
          <table:table-cell table:formula="of:=1/[.E9]" office:value-type="float" office:value="5.33333333333333" calcext:value-type="float">
            <text:p>5,33333333333333</text:p>
          </table:table-cell>
          <table:table-cell table:formula="of:=[.$D$3]-[.E9]" office:value-type="float" office:value="0.0377252252252252" calcext:value-type="float">
            <text:p>0,0377252252252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G9];2)" office:value-type="float" office:value="-4.72832667589233" calcext:value-type="float">
            <text:p>-4,72832667589233</text:p>
          </table:table-cell>
          <table:table-cell table:formula="of:=ROUNDUP(ABS([.B10]);0)" office:value-type="float" office:value="5" calcext:value-type="float">
            <text:p>5</text:p>
          </table:table-cell>
          <table:table-cell table:formula="of:=2^-[.C10]" office:value-type="float" office:value="0.03125" calcext:value-type="float">
            <text:p>0,03125</text:p>
          </table:table-cell>
          <table:table-cell table:formula="of:=[.D10]+[.E9]" office:value-type="float" office:value="0.21875" calcext:value-type="float">
            <text:p>0,21875</text:p>
          </table:table-cell>
          <table:table-cell table:formula="of:=1/[.E10]" office:value-type="float" office:value="4.57142857142857" calcext:value-type="float">
            <text:p>4,57142857142857</text:p>
          </table:table-cell>
          <table:table-cell table:formula="of:=[.$D$3]-[.E10]" office:value-type="float" office:value="0.0064752252252252" calcext:value-type="float">
            <text:p>0,0064752252252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G10];2)" office:value-type="float" office:value="-7.2708539102931" calcext:value-type="float">
            <text:p>-7,2708539102931</text:p>
          </table:table-cell>
          <table:table-cell table:formula="of:=ROUNDUP(ABS([.B11]);0)" office:value-type="float" office:value="8" calcext:value-type="float">
            <text:p>8</text:p>
          </table:table-cell>
          <table:table-cell table:formula="of:=2^-[.C11]" office:value-type="float" office:value="0.00390625" calcext:value-type="float">
            <text:p>0,00390625</text:p>
          </table:table-cell>
          <table:table-cell table:formula="of:=[.D11]+[.E10]" office:value-type="float" office:value="0.22265625" calcext:value-type="float">
            <text:p>0,22265625</text:p>
          </table:table-cell>
          <table:table-cell table:formula="of:=1/[.E11]" office:value-type="float" office:value="4.49122807017544" calcext:value-type="float">
            <text:p>4,49122807017544</text:p>
          </table:table-cell>
          <table:table-cell table:formula="of:=[.$D$3]-[.E11]" office:value-type="float" office:value="0.0025689752252252" calcext:value-type="float">
            <text:p>0,0025689752252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G11];2)" office:value-type="float" office:value="-8.6045913074701" calcext:value-type="float">
            <text:p>-8,6045913074701</text:p>
          </table:table-cell>
          <table:table-cell table:formula="of:=ROUNDUP(ABS([.B12]);0)" office:value-type="float" office:value="9" calcext:value-type="float">
            <text:p>9</text:p>
          </table:table-cell>
          <table:table-cell table:formula="of:=2^-[.C12]" office:value-type="float" office:value="0.001953125" calcext:value-type="float">
            <text:p>0,001953125</text:p>
          </table:table-cell>
          <table:table-cell table:formula="of:=[.D12]+[.E11]" office:value-type="float" office:value="0.224609375" calcext:value-type="float">
            <text:p>0,224609375</text:p>
          </table:table-cell>
          <table:table-cell table:formula="of:=1/[.E12]" office:value-type="float" office:value="4.45217391304348" calcext:value-type="float">
            <text:p>4,45217391304348</text:p>
          </table:table-cell>
          <table:table-cell table:formula="of:=[.$D$3]-[.E12]" office:value-type="float" office:value="0.000615850225225201" calcext:value-type="float">
            <text:p>0,0006158502252252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G12];2)" office:value-type="float" office:value="-10.6651328494052" calcext:value-type="float">
            <text:p>-10,6651328494052</text:p>
          </table:table-cell>
          <table:table-cell table:formula="of:=ROUNDUP(ABS([.B13]);0)" office:value-type="float" office:value="11" calcext:value-type="float">
            <text:p>11</text:p>
          </table:table-cell>
          <table:table-cell table:formula="of:=2^-[.C13]" office:value-type="float" office:value="0.00048828125" calcext:value-type="float">
            <text:p>0,00048828125</text:p>
          </table:table-cell>
          <table:table-cell table:formula="of:=[.D13]+[.E12]" office:value-type="float" office:value="0.22509765625" calcext:value-type="float">
            <text:p>0,22509765625</text:p>
          </table:table-cell>
          <table:table-cell table:formula="of:=1/[.E13]" office:value-type="float" office:value="4.44251626898048" calcext:value-type="float">
            <text:p>4,44251626898048</text:p>
          </table:table-cell>
          <table:table-cell table:formula="of:=[.$D$3]-[.E13]" office:value-type="float" office:value="0.000127568975225201" calcext:value-type="float">
            <text:p>0,000127568975225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G13];2)" office:value-type="float" office:value="-12.9364348712228" calcext:value-type="float">
            <text:p>-12,9364348712228</text:p>
          </table:table-cell>
          <table:table-cell table:formula="of:=ROUNDUP(ABS([.B14]);0)" office:value-type="float" office:value="13" calcext:value-type="float">
            <text:p>13</text:p>
          </table:table-cell>
          <table:table-cell table:formula="of:=2^-[.C14]" office:value-type="float" office:value="0.0001220703125" calcext:value-type="float">
            <text:p>0,0001220703125</text:p>
          </table:table-cell>
          <table:table-cell table:formula="of:=[.D14]+[.E13]" office:value-type="float" office:value="0.2252197265625" calcext:value-type="float">
            <text:p>0,2252197265625</text:p>
          </table:table-cell>
          <table:table-cell table:formula="of:=1/[.E14]" office:value-type="float" office:value="4.44010840108401" calcext:value-type="float">
            <text:p>4,44010840108401</text:p>
          </table:table-cell>
          <table:table-cell table:formula="of:=[.$D$3]-[.E14]" office:value-type="float" office:value="0.00000549866272520072" calcext:value-type="float">
            <text:p>5,49866272520072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G14];2)" office:value-type="float" office:value="-17.4724877714692" calcext:value-type="float">
            <text:p>-17,4724877714692</text:p>
          </table:table-cell>
          <table:table-cell table:formula="of:=ROUNDUP(ABS([.B15]);0)" office:value-type="float" office:value="18" calcext:value-type="float">
            <text:p>18</text:p>
          </table:table-cell>
          <table:table-cell table:formula="of:=2^-[.C15]" office:value-type="float" office:value="0.000003814697265625" calcext:value-type="float">
            <text:p>3,814697265625E-06</text:p>
          </table:table-cell>
          <table:table-cell table:formula="of:=[.D15]+[.E14]" office:value-type="float" office:value="0.225223541259766" calcext:value-type="float">
            <text:p>0,225223541259766</text:p>
          </table:table-cell>
          <table:table-cell table:formula="of:=1/[.E15]" office:value-type="float" office:value="4.44003319726969" calcext:value-type="float">
            <text:p>4,44003319726969</text:p>
          </table:table-cell>
          <table:table-cell table:formula="of:=[.$D$3]-[.E15]" office:value-type="float" office:value="0.00000168396545957572" calcext:value-type="float">
            <text:p>1,68396545957572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G15];2)" office:value-type="float" office:value="-19.1797060222559" calcext:value-type="float">
            <text:p>-19,1797060222559</text:p>
          </table:table-cell>
          <table:table-cell table:formula="of:=ROUNDUP(ABS([.B16]);0)" office:value-type="float" office:value="20" calcext:value-type="float">
            <text:p>20</text:p>
          </table:table-cell>
          <table:table-cell table:formula="of:=2^-[.C16]" office:value-type="float" office:value="0.00000095367431640625" calcext:value-type="float">
            <text:p>9,5367431640625E-07</text:p>
          </table:table-cell>
          <table:table-cell table:formula="of:=[.D16]+[.E15]" office:value-type="float" office:value="0.225224494934082" calcext:value-type="float">
            <text:p>0,225224494934082</text:p>
          </table:table-cell>
          <table:table-cell table:formula="of:=1/[.E16]" office:value-type="float" office:value="4.44001439671416" calcext:value-type="float">
            <text:p>4,44001439671416</text:p>
          </table:table-cell>
          <table:table-cell table:formula="of:=[.$D$3]-[.E16]" office:value-type="float" office:value="0.00000073029114316947" calcext:value-type="float">
            <text:p>7,3029114316947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8:18:23.239922493</meta:creation-date>
    <dc:date>2023-09-10T15:35:49.291920269</dc:date>
    <meta:editing-duration>PT7H17M26S</meta:editing-duration>
    <meta:editing-cycles>2</meta:editing-cycles>
    <meta:generator>LibreOffice/7.5.5.2$Linux_X86_64 LibreOffice_project/50$Build-2</meta:generator>
    <meta:document-statistic meta:table-count="3" meta:cell-count="347" meta:object-count="0"/>
  </office:meta>
</office:document-meta>
</file>